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e78e" officeooo:paragraph-rsid="0019e78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nl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<office:annotation office:name="__Annotation__0_1587418579"><dc:creator>firstname lastname</dc:creator><dc:date>2015-05-18T20:36:24.026013098</dc:date><loext:sender-initials>initials</loext:sender-initials><text:list text:style-name=""><text:list-item><text:p text:style-name="P2"><text:span text:style-name="T1">A comment</text:span></text:p></text:list-item></text:list></office:annotation>text<office:annotation-end office:name="__Annotation__0_15874185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rstname lastname</meta:initial-creator>
    <meta:creation-date>2015-05-18T20:36:15.133818611</meta:creation-date>
    <dc:date>2015-05-18T20:37:07.925724804</dc:date>
    <dc:creator>firstname lastname</dc:creator>
    <meta:editing-duration>PT53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Dev/5.0.0.0.alpha1$Linux_X86_64 LibreOffice_project/de1977fe7df350b3354f67ab64bf81d3c1e95b22</meta:generator>
  </office:meta>
</office:document-meta>
</file>